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background-color="#ff00ff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ff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C10" style:family="table-cell" style:data-style-name="N11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A12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3" style:family="table-cell">
      <style:table-cell-properties fo:padding="0.097cm" fo:border-left="0.002cm solid #000000" fo:border-right="none" fo:border-top="none" fo:border-bottom="0.002cm solid #000000"/>
    </style:style>
    <style:style style:name="Tabell2.F1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.F1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222222" style:font-name="helvetica" fo:font-size="22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2 </text:p>
          </table:table-cell>
          <table:table-cell table:style-name="Tabell2.A2" office:value-type="string">
            <text:p text:style-name="P2">Bara en karaktär har svar om ledtråd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2">-Fixade så man får olika svar<text:line-break/>-Fixade så svaren slumpas fram (shufflar AnswerCard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4</text:p>
          </table:table-cell>
          <table:table-cell table:style-name="Tabell2.A2" office:value-type="string">
            <text:list xml:id="list328320197761802056" text:style-name="L1">
              <text:list-header>
                <text:p text:style-name="P7">CrimeInfo, innehåller "NULL"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3h</text:p>
          </table:table-cell>
        </table:table-row>
        <table:table-row>
          <table:table-cell table:style-name="Tabell2.F2" table:number-columns-spanned="6" office:value-type="string">
            <text:p text:style-name="P3">-Fixat så det inte står null<text:line-break/>-Fixat så att istället för Hon/Han så kommer detta bli rätt automatiskt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13</text:p>
          </table:table-cell>
          <table:table-cell table:style-name="Tabell2.A2" office:value-type="string">
            <text:list xml:id="list43627115" text:continue-numbering="true" text:style-name="L1">
              <text:list-header>
                <text:p text:style-name="P7">Påminna om tidspoäng när de börjar ta slut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7" office:value-type="string">
            <text:p text:style-name="P3">K-3.11</text:p>
          </table:table-cell>
          <table:table-cell table:style-name="Tabell2.A7" office:value-type="string">
            <text:list xml:id="list43616328" text:continue-numbering="true" text:style-name="L1">
              <text:list-header>
                <text:p text:style-name="P7">Karaktärer säger sitt eget namn ibland</text:p>
              </text:list-header>
            </text:list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3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F7" table:number-columns-spanned="6" office:value-type="string">
            <text:p text:style-name="P3">↑OBS stämmer denna? Har inte märkt av det på sistånde, kontrollera om denna stämmer.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6</text:p>
          </table:table-cell>
          <table:table-cell table:style-name="Tabell2.A2" office:value-type="string">
            <text:list xml:id="list43613209" text:continue-numbering="true" text:style-name="L1">
              <text:list-header>
                <text:p text:style-name="P7">Tidspoäng som tar slut i konversation täcker GameOver skylt.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P3">K-3.7 </text:p>
          </table:table-cell>
          <table:table-cell table:style-name="Tabell2.A2" office:value-type="string">
            <text:list xml:id="list43636892" text:continue-numbering="true" text:style-name="L1">
              <text:list-header>
                <text:p text:style-name="P7">ibland är allt inte klartladdat när spelet startats</text:p>
              </text:list-header>
            </text:list>
          </table:table-cell>
          <table:table-cell table:style-name="Tabell2.C10" office:value-type="percentage" office:value="0.5">
            <text:p text:style-name="Table_20_Contents">50,00%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3h</text:p>
          </table:table-cell>
        </table:table-row>
        <table:table-row>
          <table:table-cell table:style-name="Tabell2.F2" table:number-columns-spanned="6" office:value-type="string">
            <text:p text:style-name="P3">↑↑Nu startas spelet varje gång, men ibland så startas splet och vissa delar saknar bildreferenser...↑</text:p>
            <text:p text:style-name="P3">-Fix = gör allt bildmaterial mycket mindre i plats för att fixa restrerande (? Möjlig lösning..? ) 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Summa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3">
            <text:p text:style-name="Table_20_Contents"/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sedan föregående iteration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4" office:value-type="string">
            <text:p text:style-name="Table_20_Contents">204h</text:p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totalt i projektet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4" office:value-type="string">
            <text:p text:style-name="Table_20_Contents"/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Kvar</text:p>
          </table:table-cell>
          <table:table-cell table:style-name="Tabell2.A13" office:value-type="string">
            <text:p text:style-name="Table_20_Contents"/>
          </table:table-cell>
          <table:table-cell table:style-name="Tabell2.F14" table:number-columns-spanned="2" office:value-type="string">
            <text:p text:style-name="Table_20_Contents"><text:s/><text:span text:style-name="T6">36</text:span> 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43618980" text:continue-numbering="true" text:style-name="L1">
              <text:list-header>
                <text:p text:style-name="P10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3634590" text:continue-numbering="true" text:style-name="L1">
              <text:list-header>
                <text:p text:style-name="P8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3616879" text:continue-numbering="true" text:style-name="L1">
              <text:list-header>
                <text:p text:style-name="P8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3625453" text:continue-numbering="true" text:style-name="L1">
              <text:list-header>
                <text:p text:style-name="P8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3621395" text:continue-numbering="true" text:style-name="L1">
              <text:list-header>
                <text:p text:style-name="P9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3626096" text:continue-numbering="true" text:style-name="L1">
              <text:list-header>
                <text:p text:style-name="P8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3642082" text:continue-numbering="true" text:style-name="L1">
              <text:list-header>
                <text:p text:style-name="P8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3628335" text:continue-numbering="true" text:style-name="L1">
              <text:list-header>
                <text:p text:style-name="P8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3635914" text:continue-numbering="true" text:style-name="L1">
              <text:list-header>
                <text:p text:style-name="P9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3621922" text:continue-numbering="true" text:style-name="L1">
              <text:list-header>
                <text:p text:style-name="P9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3635855" text:continue-numbering="true" text:style-name="L1">
              <text:list-header>
                <text:p text:style-name="P9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3634466" text:continue-numbering="true" text:style-name="L1">
              <text:list-header>
                <text:p text:style-name="P9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18H59M4S</meta:editing-duration>
    <meta:editing-cycles>230</meta:editing-cycles>
    <meta:generator>OpenOffice.org/3.4.1$Win32 OpenOffice.org_project/341m1$Build-9593</meta:generator>
    <dc:date>2014-07-18T23:47:19.47</dc:date>
    <meta:document-statistic meta:table-count="2" meta:image-count="0" meta:object-count="0" meta:page-count="3" meta:paragraph-count="121" meta:word-count="710" meta:character-count="4111"/>
    <meta:user-defined meta:name="Info 1"/>
    <meta:user-defined meta:name="Info 2"/>
    <meta:user-defined meta:name="Info 3"/>
    <meta:user-defined meta:name="Info 4"/>
  </office:meta>
</office:document-meta>
</file>